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22T00:00:00" table:style-name="ce5">
            <text:p>22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4" table:formula="of:=[.A10]*([.D10]+50*[.C10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meta:initial-creator>Clara</meta:initial-creator>
    <dc:creator>Microsoft Office User</dc:creator>
    <meta:creation-date>2019-04-15T09:02:29Z</meta:creation-date>
    <dc:date>2022-11-22T11:01:02Z</dc:date>
    <meta:editing-cycles>13</meta:editing-cycles>
    <meta:editing-duration>PT18807S</meta:editing-duration>
  </office:meta>
</office:document-meta>
</file>